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2" calcext:value-type="float">
            <text:p>99,62</text:p>
          </table:table-cell>
          <table:table-cell table:formula="of:=100 - SUM([.A2:.B2])" office:value-type="float" office:value="0.379999999999995" calcext:value-type="float">
            <text:p>0,38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" calcext:value-type="float">
            <text:p>99,7</text:p>
          </table:table-cell>
          <table:table-cell table:formula="of:=100 - SUM([.A3:.B3])" office:value-type="float" office:value="0.299999999999997" calcext:value-type="float">
            <text:p>0,3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5" calcext:value-type="float">
            <text:p>99,85</text:p>
          </table:table-cell>
          <table:table-cell table:formula="of:=100 - SUM([.A4:.B4])" office:value-type="float" office:value="0.150000000000006" calcext:value-type="float">
            <text:p>0,15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" calcext:value-type="float">
            <text:p>99,8</text:p>
          </table:table-cell>
          <table:table-cell table:formula="of:=100 - SUM([.A6:.B6])" office:value-type="float" office:value="0.200000000000003" calcext:value-type="float">
            <text:p>0,2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formula="of:=100 - SUM([.A7:.B7])" office:value-type="float" office:value="0.290000000000006" calcext:value-type="float">
            <text:p>0,29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formula="of:=100 - SUM([.A8:.B8])" office:value-type="float" office:value="0.340000000000003" calcext:value-type="float">
            <text:p>0,34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5" calcext:value-type="float">
            <text:p>99,75</text:p>
          </table:table-cell>
          <table:table-cell table:formula="of:=100 - SUM([.A9:.B9])" office:value-type="float" office:value="0.25" calcext:value-type="float">
            <text:p>0,25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9" calcext:value-type="float">
            <text:p>99,59</text:p>
          </table:table-cell>
          <table:table-cell table:formula="of:=100 - SUM([.A11:.B11])" office:value-type="float" office:value="0.409999999999997" calcext:value-type="float">
            <text:p>0,41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4" calcext:value-type="float">
            <text:p>99,704</text:p>
          </table:table-cell>
          <table:table-cell table:formula="of:=AVERAGE([.C2:.C11])" office:value-type="float" office:value="0.296000000000001" calcext:value-type="float">
            <text:p>0,296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27:10.2416078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26:37.707323672</meta:creation-date>
    <dc:date>2018-01-17T15:27:38.712516859</dc:date>
    <meta:editing-duration>PT8M16S</meta:editing-duration>
    <meta:editing-cycles>2</meta:editing-cycles>
    <meta:generator>LibreOffice/5.1.6.2$Linux_X86_64 LibreOffice_project/10m0$Build-2</meta:generator>
    <meta:document-statistic meta:table-count="1" meta:cell-count="94" meta:object-count="0"/>
  </office:meta>
</office:document-meta>
</file>